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550000015F27BE6E18.png"/>
  <manifest:file-entry manifest:media-type="image/png" manifest:full-path="Pictures/100000000000078000000438C7F3FAF0.png"/>
  <manifest:file-entry manifest:media-type="image/png" manifest:full-path="Pictures/100000000000075E000002FD2A147AE4.png"/>
  <manifest:file-entry manifest:media-type="image/png" manifest:full-path="Pictures/10000000000003480000029BAB98A184.png"/>
  <manifest:file-entry manifest:media-type="image/png" manifest:full-path="Pictures/10000000000003B5000002FF21F97488.png"/>
  <manifest:file-entry manifest:media-type="image/png" manifest:full-path="Pictures/1000000000000296000003BCEA1538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3" text:anchor-type="paragraph" svg:x="-0.132cm" svg:y="10.186cm" svg:width="16.999cm" svg:height="13.497cm" draw:z-index="2"><draw:image xlink:href="Pictures/10000000000003480000029BAB98A184.png" xlink:type="simple" xlink:show="embed" xlink:actuate="onLoad"/></draw:frame><draw:frame draw:style-name="fr2" draw:name="graphics2" text:anchor-type="paragraph" svg:x="-0.132cm" svg:y="3.863cm" svg:width="16.999cm" svg:height="6.893cm" draw:z-index="1"><draw:image xlink:href="Pictures/100000000000075E000002FD2A147AE4.png" xlink:type="simple" xlink:show="embed" xlink:actuate="onLoad"/></draw:frame><draw:frame draw:style-name="fr1" draw:name="graphics1" text:anchor-type="paragraph" svg:width="16.999cm" svg:height="3.179cm" draw:z-index="0"><draw:image xlink:href="Pictures/10000000000007550000015F27BE6E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6.999cm" svg:height="24.546cm" draw:z-index="3"><draw:image xlink:href="Pictures/1000000000000296000003BCEA1538FD.png" xlink:type="simple" xlink:show="embed" xlink:actuate="onLoad"/></draw:frame><text:soft-page-break/></text:p>
      <text:p text:style-name="Standard"/>
      <text:p text:style-name="Standard"><draw:frame draw:style-name="fr1" draw:name="graphics5" text:anchor-type="paragraph" svg:width="16.999cm" svg:height="13.737cm" draw:z-index="4"><draw:image xlink:href="Pictures/10000000000003B5000002FF21F97488.png" xlink:type="simple" xlink:show="embed" xlink:actuate="onLoad"/></draw:frame><draw:frame draw:style-name="fr2" draw:name="graphics6" text:anchor-type="paragraph" svg:x="0.212cm" svg:y="14.34cm" svg:width="16.999cm" svg:height="9.56cm" draw:z-index="5"><draw:image xlink:href="Pictures/100000000000078000000438C7F3FAF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46S</meta:editing-duration>
    <meta:editing-cycles>5</meta:editing-cycles>
    <meta:generator>OpenOffice/4.1.7$Win32 OpenOffice.org_project/417m1$Build-9800</meta:generator>
    <dc:date>2021-03-12T17:45:57.54</dc:date>
    <meta:document-statistic meta:table-count="0" meta:image-count="6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